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5DC27A8434A.png"/>
  <manifest:file-entry manifest:media-type="image/png" manifest:full-path="Pictures/10000000000005DC000005DC00AED7CD.png"/>
  <manifest:file-entry manifest:media-type="image/png" manifest:full-path="Pictures/10000000000005DC000005DCA5E3AF70.png"/>
  <manifest:file-entry manifest:media-type="image/png" manifest:full-path="Pictures/10000000000005DC000005DC8D8196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fill="none" draw:fill-color="#ffffff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5.402cm" svg:height="25.336cm" svg:x="30.478cm" svg:y="2.604cm">
          <draw:image xlink:href="Pictures/10000000000005DC000005DC00AED7CD.png" xlink:type="simple" xlink:show="embed" xlink:actuate="onLoad">
            <text:p/>
          </draw:image>
        </draw:frame>
        <draw:frame draw:style-name="gr1" draw:text-style-name="P1" draw:layer="layout" svg:width="25.377cm" svg:height="25.314cm" svg:x="86.383cm" svg:y="2.626cm">
          <draw:image xlink:href="Pictures/10000000000005DC000005DC27A8434A.png" xlink:type="simple" xlink:show="embed" xlink:actuate="onLoad">
            <text:p/>
          </draw:image>
        </draw:frame>
        <draw:rect draw:style-name="gr2" draw:text-style-name="P1" draw:layer="layout" svg:width="25.4cm" svg:height="25.4cm" svg:x="2.54cm" svg:y="2.54cm">
          <text:p/>
        </draw:rect>
        <draw:rect draw:style-name="gr3" draw:text-style-name="P1" draw:layer="layout" svg:width="25.4cm" svg:height="25.4cm" svg:x="30.48cm" svg:y="2.54cm">
          <text:p/>
        </draw:rect>
        <draw:rect draw:style-name="gr2" draw:text-style-name="P1" draw:layer="layout" svg:width="25.4cm" svg:height="25.4cm" svg:x="58.42cm" svg:y="2.54cm">
          <text:p/>
        </draw:rect>
        <draw:rect draw:style-name="gr3" draw:text-style-name="P1" draw:layer="layout" svg:width="25.4cm" svg:height="25.4cm" svg:x="86.36cm" svg:y="2.54cm">
          <text:p/>
        </draw:rect>
        <draw:frame draw:style-name="gr1" draw:text-style-name="P1" draw:layer="layout" svg:width="25.342cm" svg:height="25.336cm" svg:x="58.478cm" svg:y="2.604cm">
          <draw:image xlink:href="Pictures/10000000000005DC000005DC8D81969E.png" xlink:type="simple" xlink:show="embed" xlink:actuate="onLoad">
            <text:p/>
          </draw:image>
        </draw:frame>
        <draw:frame draw:style-name="gr1" draw:text-style-name="P1" draw:layer="layout" svg:width="25.392cm" svg:height="25.391cm" svg:x="2.548cm" svg:y="2.549cm">
          <draw:image xlink:href="Pictures/10000000000005DC000005DCA5E3AF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.27cm" fo:margin-bottom="1.27cm" fo:margin-left="1.27cm" fo:margin-right="1.27cm" fo:page-width="114.3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initial-creator>Jeff Mulligan</meta:initial-creator>
    <meta:creation-date>2008-03-15T09:57:12</meta:creation-date>
    <dc:creator>Jeffrey Mulligan</dc:creator>
    <dc:date>2012-05-06T10:50:44</dc:date>
    <meta:editing-cycles>38</meta:editing-cycles>
    <meta:editing-duration>PT99H56M23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